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40000014BE42DEF5421AD6D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2.931cm" fo:padding-top="0.151cm" fo:padding-bottom="0.151cm" fo:padding-left="0.276cm" fo:padding-right="0.276cm" fo:wrap-option="wrap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2.854cm" fo:padding-top="0.151cm" fo:padding-bottom="0.151cm" fo:padding-left="0.276cm" fo:padding-right="0.276cm" fo:wrap-option="wrap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2.264cm" fo:padding-top="0.151cm" fo:padding-bottom="0.151cm" fo:padding-left="0.276cm" fo:padding-right="0.276cm" fo:wrap-option="wrap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fo:text-align="center"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9.613cm" svg:x="0.063cm" svg:y="3.102cm">
          <draw:image xlink:href="Pictures/10000201000003C40000014BE42DEF5421AD6D51.png" xlink:type="simple" xlink:show="embed" xlink:actuate="onLoad" loext:mime-type="image/png">
            <text:p/>
          </draw:image>
        </draw:frame>
        <draw:custom-shape draw:style-name="gr2" draw:text-style-name="P3" draw:layer="layout" svg:width="3.483cm" svg:height="1.27cm" svg:x="6.637cm" svg:y="3.677cm">
          <text:p text:style-name="P2">take off</text:p>
          <draw:enhanced-geometry svg:viewBox="0 0 21600 21600" draw:mirror-horizontal="false" draw:type="line-callout-1" draw:modifiers="-17787.141216992 85363.3359559402 -1543.74282433984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3" draw:layer="layout" svg:width="3.406cm" svg:height="1.27cm" svg:x="22.501cm" svg:y="7.872cm">
          <text:p text:style-name="P2">landing</text:p>
          <draw:enhanced-geometry svg:viewBox="0 0 21600 21600" draw:mirror-horizontal="false" draw:mirror-vertical="false" draw:type="line-callout-1" draw:modifiers="-1997.06486645142 21447.0495672699 -1572.29233930144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2.816cm" svg:height="1.27cm" svg:x="14.357cm" svg:y="3.413cm">
          <text:p text:style-name="P2">burst</text:p>
          <draw:enhanced-geometry svg:viewBox="0 0 21600 21600" draw:mirror-horizontal="true" draw:type="line-callout-1" draw:modifiers="-4577.6357827476 30861.9984264359 -1909.26517571885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217cm" svg:x="1cm" svg:y="4.312cm"/>
      <draw:page-thumbnail draw:layer="backgroundobjects" svg:width="9.294cm" svg:height="3.217cm" svg:x="1cm" svg:y="12.36cm"/>
      <draw:page-thumbnail draw:layer="backgroundobjects" svg:width="9.294cm" svg:height="3.217cm" svg:x="1cm" svg:y="20.408cm"/>
      <draw:page-thumbnail draw:layer="backgroundobjects" svg:width="9.294cm" svg:height="3.217cm" svg:x="11.295cm" svg:y="4.312cm"/>
      <draw:page-thumbnail draw:layer="backgroundobjects" svg:width="9.294cm" svg:height="3.217cm" svg:x="11.295cm" svg:y="12.36cm"/>
      <draw:page-thumbnail draw:layer="backgroundobjects" svg:width="9.294cm" svg:height="3.217cm" svg:x="11.295cm" svg:y="20.408cm"/>
    </style:handout-master>
    <style:master-page style:name="Default" style:page-layout-name="PM1" draw:style-name="Mdp1">
      <draw:frame presentation:style-name="Default-title" draw:layer="backgroundobjects" svg:width="25.199cm" svg:height="2.628cm" svg:x="1.399cm" svg:y="0.627cm" presentation:class="title" presentation:placeholder="true">
        <draw:text-box/>
      </draw:frame>
      <draw:frame presentation:style-name="Default-outline1" draw:layer="backgroundobjects" svg:width="25.199cm" svg:height="9.135cm" svg:x="1.399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085cm" svg:x="9.575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01:33:56.915191006</meta:creation-date>
    <dc:date>2022-01-27T23:43:02.335516056</dc:date>
    <meta:editing-duration>PT10M11S</meta:editing-duration>
    <meta:editing-cycles>2</meta:editing-cycles>
    <meta:generator>LibreOffice/6.4.7.2$Linux_X86_64 LibreOffice_project/40$Build-2</meta:generator>
    <meta:document-statistic meta:object-count="27"/>
  </office:meta>
</office:document-meta>
</file>